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, Helvetica, Arial, sans-serif"/>
  </office:font-face-decls>
  <office:automatic-styles>
    <style:style style:name="P1" style:family="paragraph" style:parent-style-name="Standard">
      <style:text-properties officeooo:rsid="001d5036" officeooo:paragraph-rsid="001d5036"/>
    </style:style>
    <style:style style:name="P2" style:family="paragraph" style:parent-style-name="Standard">
      <style:text-properties officeooo:rsid="001ea8d7" officeooo:paragraph-rsid="001ea8d7"/>
    </style:style>
    <style:style style:name="P3" style:family="paragraph" style:parent-style-name="Standard">
      <style:text-properties fo:language="en" fo:country="US" officeooo:rsid="001f1e45" officeooo:paragraph-rsid="001f1e45"/>
    </style:style>
    <style:style style:name="P4" style:family="paragraph" style:parent-style-name="Standard">
      <style:text-properties fo:language="en" fo:country="US" officeooo:rsid="0021c4ac" officeooo:paragraph-rsid="0021c4ac"/>
    </style:style>
    <style:style style:name="P5" style:family="paragraph" style:parent-style-name="Standard">
      <style:text-properties officeooo:paragraph-rsid="001f1e45"/>
    </style:style>
    <style:style style:name="P6" style:family="paragraph" style:parent-style-name="Standard">
      <style:text-properties officeooo:rsid="001f1e45" officeooo:paragraph-rsid="001f1e45"/>
    </style:style>
    <style:style style:name="P7" style:family="paragraph" style:parent-style-name="Standard">
      <style:text-properties officeooo:rsid="0021c4ac" officeooo:paragraph-rsid="0021c4ac"/>
    </style:style>
    <style:style style:name="P8" style:family="paragraph" style:parent-style-name="Standard">
      <style:text-properties officeooo:rsid="0022e7aa" officeooo:paragraph-rsid="0022e7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1e45"/>
    </style:style>
    <style:style style:name="T3" style:family="text">
      <style:text-properties fo:language="en" fo:country="US" officeooo:rsid="0021c4ac"/>
    </style:style>
    <style:style style:name="T4" style:family="text">
      <style:text-properties officeooo:rsid="00208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lization specifics:</text:p>
      <text:p text:style-name="P1">1. хостинг</text:p>
      <text:p text:style-name="P1">2. тестирующая вышрузка на сервер</text:p>
      <text:p text:style-name="P1">3. отладка на сервере</text:p>
      <text:p text:style-name="P2">4. пользоваться фаловой системой сервера</text:p>
      <text:p text:style-name="P3">5. docker</text:p>
      <text:p text:style-name="P3">6. <text:span text:style-name="T4">rabbitMQ (fpmi playlist)</text:span></text:p>
      <text:p text:style-name="P4">7. CMS</text:p>
      <text:p text:style-name="P5"><text:span text:style-name="T3">8</text:span><text:span text:style-name="T2">. node.js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1">Functional specification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Links:</text:span></text:p>
      <text:p text:style-name="P8"><text:span text:style-name="T1"/></text:p>
      <text:p text:style-name="P8"><text:span text:style-name="T1">wish example:</text:span></text:p>
      <text:p text:style-name="P8"><text:a xlink:type="simple" xlink:href="https://intermark.ru/" text:style-name="Internet_20_link" text:visited-style-name="Visited_20_Internet_20_Link"><text:span text:style-name="T1">https://intermark.ru/</text:span></text:a></text:p>
      <text:p text:style-name="P8"><text:span text:style-name="T1"/></text:p>
      <text:p text:style-name="P7"><text:span text:style-name="T1">backend fpmi:</text:span></text:p>
      <text:p text:style-name="P7"><text:a xlink:type="simple" xlink:href="https://www.youtube.com/playlist?list=PL4_hYwCyhAvaUqjQB_ks3aau3LUYlLXHx" text:style-name="Internet_20_link" text:visited-style-name="Visited_20_Internet_20_Link"><text:span text:style-name="T1">https://www.youtube.com/playlist?list=PL4_hYwCyhAvaUqjQB_ks3aau3LUYlLXHx</text:span></text:a></text:p>
      <text:p text:style-name="P7"><text:span text:style-name="T1"/></text:p>
      <text:p text:style-name="P7"><text:span text:style-name="T1">tprog arctical backend:</text:span></text:p>
      <text:p text:style-name="P7"><text:a xlink:type="simple" xlink:href="https://tproger.ru/translations/backend-web-development/" text:style-name="Internet_20_link" text:visited-style-name="Visited_20_Internet_20_Link">https://tproger.ru/translations/backend-web-development/</text:a></text:p>
      <text:p text:style-name="P7"/>
      <text:p text:style-name="P4">CMS flask\django:</text:p>
      <text:p text:style-name="P4"><text:a xlink:type="simple" xlink:href="https://qna.habr.com/q/709129" text:style-name="Internet_20_link" text:visited-style-name="Visited_20_Internet_20_Link">https://qna.habr.com/q/709129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07:39.466000000</meta:creation-date>
    <meta:generator>LibreOffice/7.3.0.3$Windows_X86_64 LibreOffice_project/0f246aa12d0eee4a0f7adcefbf7c878fc2238db3</meta:generator>
    <dc:date>2022-09-27T12:13:21.122000000</dc:date>
    <meta:editing-duration>PT22H8M12S</meta:editing-duration>
    <meta:editing-cycles>7</meta:editing-cycles>
    <meta:document-statistic meta:table-count="0" meta:image-count="0" meta:object-count="0" meta:page-count="1" meta:paragraph-count="19" meta:word-count="44" meta:character-count="453" meta:non-whitespace-character-count="428"/>
  </office:meta>
</office:document-meta>
</file>